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42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1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5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2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5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Franklin Gothic Book" fo:font-size="100%"/>
      </text:list-level-style-number>
    </text:list-style>
    <text:list-style style:name="a48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41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1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5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2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5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Franklin Gothic Book" fo:font-size="100%"/>
      </text:list-level-style-number>
    </text:list-style>
    <text:list-style style:name="a42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1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5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2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5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Franklin Gothic Book" fo:font-size="100%"/>
      </text:list-level-style-number>
    </text:list-style>
    <text:list-style style:name="a43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1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5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2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5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Franklin Gothic Book" fo:font-size="100%"/>
      </text:list-level-style-number>
    </text:list-style>
    <text:list-style style:name="a42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1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5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2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5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Franklin Gothic Book" fo:font-size="100%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461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79" presentation:style-name="a384" draw:name="Title 1" svg:x="2.09441in" svg:y="1.95588in" svg:width="9.14395in" svg:height="2.29465in" presentation:class="title" presentation:placeholder="false">
          <draw:text-box>
            <text:p text:style-name="a383" text:class-names="" text:cond-style-name=""><text:span text:style-name="a381" text:class-names="">Stratégie de pérennisation</text:span><text:span text:style-name="a382" text:class-names=""/></text:p>
          </draw:text-box>
          <svg:title/>
          <svg:desc/>
        </draw:frame>
        <draw:frame draw:id="id80" presentation:style-name="a390" draw:name="Subtitle 2" svg:x="2.93078in" svg:y="4.32664in" svg:width="7.47121in" svg:height="1.18792in" presentation:class="subtitle" presentation:placeholder="false">
          <draw:text-box>
            <text:p text:style-name="a386" text:class-names="" text:cond-style-name=""><text:span text:style-name="a385" text:class-names="">EPSI Arras I4</text:span></text:p>
            <text:p text:style-name="a389" text:class-names="" text:cond-style-name=""><text:span text:style-name="a387" text:class-names="">Clemet CHOMLE, Benjamin GOMEL, Adrien MONDIERE, Adrien STAUFFER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81" presentation:style-name="a395" draw:name="Title 1" svg:x="1.5in" svg:y="0.75in" svg:width="10.5in" svg:height="1.625in" presentation:class="title" presentation:placeholder="false">
          <draw:text-box>
            <text:p text:style-name="a394" text:class-names="" text:cond-style-name=""><text:span text:style-name="a392" text:class-names="">Lancement de l’application <text:line-break/>Pire cas</text:span><text:span text:style-name="a393" text:class-names=""/></text:p>
          </draw:text-box>
          <svg:title/>
          <svg:desc/>
        </draw:frame>
        <draw:g draw:name="Content Placeholder 3" draw:id="id82">
          <svg:title/>
          <svg:desc/>
          <draw:custom-shape svg:x="1.50308in" svg:y="3.70877in" svg:width="3.7478in" svg:height="1.49912in" draw:id="id83" draw:style-name="a398" draw:name="Freeform 3">
            <svg:title/>
            <svg:desc/>
            <text:p text:style-name="a397" text:class-names="" text:cond-style-name=""><text:span text:style-name="a396" text:class-names="">Vendredi : tout va bien</text:span></text:p>
            <draw:enhanced-geometry xmlns:dr3d="urn:oasis:names:tc:opendocument:xmlns:dr3d:1.0" draw:type="non-primitive" svg:viewBox="0 0 3426990 1370796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3426990"/>
              <draw:equation draw:name="f2" draw:formula="1370796"/>
              <draw:equation draw:name="f3" draw:formula="2741592"/>
              <draw:equation draw:name="f4" draw:formula="685398"/>
              <draw:equation draw:name="f5" draw:formula="?f2 - ?f0"/>
              <draw:equation draw:name="f6" draw:formula="?f1 - ?f0"/>
              <draw:equation draw:name="f7" draw:formula="?f6 / 3426990"/>
              <draw:equation draw:name="f8" draw:formula="?f5 / 1370796"/>
              <draw:equation draw:name="f9" draw:formula="0 * ?f6"/>
              <draw:equation draw:name="f10" draw:formula="0 * ?f5"/>
              <draw:equation draw:name="f11" draw:formula="2741592 * ?f6"/>
              <draw:equation draw:name="f12" draw:formula="3426990 * ?f6"/>
              <draw:equation draw:name="f13" draw:formula="685398 * ?f5"/>
              <draw:equation draw:name="f14" draw:formula="1370796 * ?f5"/>
              <draw:equation draw:name="f15" draw:formula="685398 * ?f6"/>
              <draw:equation draw:name="f16" draw:formula="?f9 / 3426990"/>
              <draw:equation draw:name="f17" draw:formula="?f10 / 1370796"/>
              <draw:equation draw:name="f18" draw:formula="?f11 / 3426990"/>
              <draw:equation draw:name="f19" draw:formula="?f12 / 3426990"/>
              <draw:equation draw:name="f20" draw:formula="?f13 / 1370796"/>
              <draw:equation draw:name="f21" draw:formula="?f14 / 1370796"/>
              <draw:equation draw:name="f22" draw:formula="?f15 / 3426990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4.8761in" svg:y="3.70877in" svg:width="3.7478in" svg:height="1.49912in" draw:id="id84" draw:style-name="a401" draw:name="Freeform 4">
            <svg:title/>
            <svg:desc/>
            <text:p text:style-name="a400" text:class-names="" text:cond-style-name=""><text:span text:style-name="a399" text:class-names="">Week-end</text:span></text:p>
            <draw:enhanced-geometry xmlns:dr3d="urn:oasis:names:tc:opendocument:xmlns:dr3d:1.0" draw:type="non-primitive" svg:viewBox="0 0 3426990 1370796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3426990"/>
              <draw:equation draw:name="f2" draw:formula="1370796"/>
              <draw:equation draw:name="f3" draw:formula="2741592"/>
              <draw:equation draw:name="f4" draw:formula="685398"/>
              <draw:equation draw:name="f5" draw:formula="?f2 - ?f0"/>
              <draw:equation draw:name="f6" draw:formula="?f1 - ?f0"/>
              <draw:equation draw:name="f7" draw:formula="?f6 / 3426990"/>
              <draw:equation draw:name="f8" draw:formula="?f5 / 1370796"/>
              <draw:equation draw:name="f9" draw:formula="0 * ?f6"/>
              <draw:equation draw:name="f10" draw:formula="0 * ?f5"/>
              <draw:equation draw:name="f11" draw:formula="2741592 * ?f6"/>
              <draw:equation draw:name="f12" draw:formula="3426990 * ?f6"/>
              <draw:equation draw:name="f13" draw:formula="685398 * ?f5"/>
              <draw:equation draw:name="f14" draw:formula="1370796 * ?f5"/>
              <draw:equation draw:name="f15" draw:formula="685398 * ?f6"/>
              <draw:equation draw:name="f16" draw:formula="?f9 / 3426990"/>
              <draw:equation draw:name="f17" draw:formula="?f10 / 1370796"/>
              <draw:equation draw:name="f18" draw:formula="?f11 / 3426990"/>
              <draw:equation draw:name="f19" draw:formula="?f12 / 3426990"/>
              <draw:equation draw:name="f20" draw:formula="?f13 / 1370796"/>
              <draw:equation draw:name="f21" draw:formula="?f14 / 1370796"/>
              <draw:equation draw:name="f22" draw:formula="?f15 / 3426990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8.24912in" svg:y="3.70877in" svg:width="3.7478in" svg:height="1.49912in" draw:id="id85" draw:style-name="a404" draw:name="Freeform 5">
            <svg:title/>
            <svg:desc/>
            <text:p text:style-name="a403" text:class-names="" text:cond-style-name=""><text:span text:style-name="a402" text:class-names="">Lundi : fin du monde</text:span></text:p>
            <draw:enhanced-geometry xmlns:dr3d="urn:oasis:names:tc:opendocument:xmlns:dr3d:1.0" draw:type="non-primitive" svg:viewBox="0 0 3426990 1370796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3426990"/>
              <draw:equation draw:name="f2" draw:formula="1370796"/>
              <draw:equation draw:name="f3" draw:formula="2741592"/>
              <draw:equation draw:name="f4" draw:formula="685398"/>
              <draw:equation draw:name="f5" draw:formula="?f2 - ?f0"/>
              <draw:equation draw:name="f6" draw:formula="?f1 - ?f0"/>
              <draw:equation draw:name="f7" draw:formula="?f6 / 3426990"/>
              <draw:equation draw:name="f8" draw:formula="?f5 / 1370796"/>
              <draw:equation draw:name="f9" draw:formula="0 * ?f6"/>
              <draw:equation draw:name="f10" draw:formula="0 * ?f5"/>
              <draw:equation draw:name="f11" draw:formula="2741592 * ?f6"/>
              <draw:equation draw:name="f12" draw:formula="3426990 * ?f6"/>
              <draw:equation draw:name="f13" draw:formula="685398 * ?f5"/>
              <draw:equation draw:name="f14" draw:formula="1370796 * ?f5"/>
              <draw:equation draw:name="f15" draw:formula="685398 * ?f6"/>
              <draw:equation draw:name="f16" draw:formula="?f9 / 3426990"/>
              <draw:equation draw:name="f17" draw:formula="?f10 / 1370796"/>
              <draw:equation draw:name="f18" draw:formula="?f11 / 3426990"/>
              <draw:equation draw:name="f19" draw:formula="?f12 / 3426990"/>
              <draw:equation draw:name="f20" draw:formula="?f13 / 1370796"/>
              <draw:equation draw:name="f21" draw:formula="?f14 / 1370796"/>
              <draw:equation draw:name="f22" draw:formula="?f15 / 3426990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</draw:page>
      <draw:page draw:name="Slide3" draw:style-name="a405" draw:master-page-name="Master1-Layout5-twoTxTwoObj-Comparison" presentation:presentation-page-layout-name="Master1-PPL5" draw:id="Slide-258">
        <draw:frame draw:id="id86" presentation:style-name="a409" draw:name="Title 1" svg:x="1.5in" svg:y="0.75in" svg:width="10.5in" svg:height="0.88514in" presentation:class="title" presentation:placeholder="false">
          <draw:text-box>
            <text:p text:style-name="a408" text:class-names="" text:cond-style-name=""><text:span text:style-name="a406" text:class-names="">Solutions ?</text:span><text:span text:style-name="a407" text:class-names=""/></text:p>
          </draw:text-box>
          <svg:title/>
          <svg:desc/>
        </draw:frame>
        <draw:frame draw:id="id87" presentation:style-name="a414" draw:name="Text Placeholder 2" svg:x="1.5in" svg:y="1.47892in" svg:width="4.86in" svg:height="0.90104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0" text:class-names="">Problèmes</text:span><text:span text:style-name="a411" text:class-names=""/></text:p>
              </text:list-item>
            </text:list>
          </draw:text-box>
          <svg:title/>
          <svg:desc/>
        </draw:frame>
        <draw:frame draw:id="id88" presentation:style-name="a431" draw:name="Content Placeholder 3" svg:x="1.5in" svg:y="2.53354in" svg:width="4.86in" svg:height="4.47997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Technicien ne respecte pas l’architecture SOA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Un des serveurs est down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DROP des données<text:s text:c="1"/></text:span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Intégration des webservices dans une autre application</text:span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</draw:text-box>
          <svg:title/>
          <svg:desc/>
        </draw:frame>
        <draw:frame draw:id="id89" presentation:style-name="a436" draw:name="Text Placeholder 4" svg:x="7.13584in" svg:y="1.47892in" svg:width="4.86in" svg:height="0.90104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2" text:class-names="">Résolutions</text:span><text:span text:style-name="a433" text:class-names=""/></text:p>
              </text:list-item>
            </text:list>
          </draw:text-box>
          <svg:title/>
          <svg:desc/>
        </draw:frame>
        <draw:frame draw:id="id90" presentation:style-name="a488" draw:name="Content Placeholder 5" svg:x="7.13584in" svg:y="2.53354in" svg:width="4.86in" svg:height="4.47997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37" text:class-names="">Limiter<text:s text:c="1"/></text:span><text:span text:style-name="a438" text:class-names="">l’accès</text:span><text:span text:style-name="a439" text:class-names=""><text:s text:c="1"/>à<text:s text:c="1"/></text:span><text:span text:style-name="a440" text:class-names="">l’application</text:span><text:span text:style-name="a441" text:class-names=""><text:s text:c="1"/>pendant la formation du<text:s text:c="1"/></text:span><text:span text:style-name="a442" text:class-names="">technicien</text:span><text:span text:style-name="a443" text:class-names=""><text:line-break/></text:span><text:span text:style-name="a444" text:class-names="">Impossibilité</text:span><text:span text:style-name="a445" text:class-names=""><text:s text:c="1"/>de<text:s text:c="1"/></text:span><text:span text:style-name="a446" text:class-names="">mettre</text:span><text:span text:style-name="a447" text:class-names=""><text:s text:c="1"/></text:span><text:span text:style-name="a448" text:class-names="">en</text:span><text:span text:style-name="a449" text:class-names=""><text:s text:c="1"/>production<text:s text:c="1"/></text:span><text:span text:style-name="a450" text:class-names="">tant</text:span><text:span text:style-name="a451" text:class-names=""><text:s text:c="1"/>que son travail<text:s text:c="1"/></text:span><text:span text:style-name="a452" text:class-names="">n’a</text:span><text:span text:style-name="a453" text:class-names=""><text:s text:c="1"/>pas<text:s text:c="1"/></text:span><text:span text:style-name="a454" text:class-names="">été</text:span><text:span text:style-name="a455" text:class-names=""><text:s text:c="1"/></text:span><text:span text:style-name="a456" text:class-names="">validé</text:span><text:span text:style-name="a457" text:class-names=""><text:s text:c="1"/>par un<text:s text:c="1"/></text:span><text:span text:style-name="a458" text:class-names="">référent</text:span><text:span text:style-name="a459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62" text:class-names="">Investir</text:span><text:span text:style-name="a463" text:class-names=""><text:s text:c="1"/></text:span><text:span text:style-name="a464" text:class-names="">dans</text:span><text:span text:style-name="a465" text:class-names=""><text:s text:c="1"/>un<text:s text:c="1"/></text:span><text:span text:style-name="a466" text:class-names="">serveur</text:span><text:span text:style-name="a467" text:class-names=""><text:s text:c="1"/>de<text:s text:c="1"/></text:span><text:span text:style-name="a468" text:class-names="">sauvegarde</text:span><text:span text:style-name="a469" text:class-names="">, qui<text:s text:c="1"/></text:span><text:span text:style-name="a470" text:class-names="">prendrait</text:span><text:span text:style-name="a471" text:class-names=""><text:s text:c="1"/>le<text:s text:c="1"/></text:span><text:span text:style-name="a472" text:class-names="">relais</text:span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Voir</text:span><text:span text:style-name="a477" text:class-names=""><text:s text:c="1"/>solution 2</text:span></text:p>
              </text:list-item>
            </text:list>
            <text:list text:style-name="a487">
              <text:list-item>
                <text:p text:style-name="a486" text:class-names="" text:cond-style-name=""><text:span text:style-name="a480" text:class-names="">Fournir</text:span><text:span text:style-name="a481" text:class-names=""><text:s text:c="1"/>la documentation des<text:s text:c="1"/></text:span><text:span text:style-name="a482" text:class-names="">webservices</text:span><text:span text:style-name="a483" text:class-names=""><text:s text:c="1"/>au responsible de<text:s text:c="1"/></text:span><text:span text:style-name="a484" text:class-names="">l’autre</text:span><text:span text:style-name="a485" text:class-names=""><text:s text:c="1"/>applicatio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-Apr-16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0.82334in" svg:y="7.05751in" svg:width="1.75847in" svg:height="0.4424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5-Apr-16</text:date></text:span></text:p>
        </draw:text-box>
        <svg:title/>
        <svg:desc/>
      </draw:frame>
      <draw:frame draw:id="id9" presentation:style-name="a46" draw:name="Footer Placeholder 4" svg:x="2.82596in" svg:y="7.05751in" svg:width="7.68086in" svg:height="0.4424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0.75097in" svg:y="7.05751in" svg:width="1.74573in" svg:height="0.4424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5" draw:name="Freeform 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-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le-and-Content" style:page-layout-name="pageLayout1" draw:style-name="a56">
      <draw:custom-shape svg:x="0.52285in" svg:y="0.00041in" svg:width="0.25in" svg:height="7.5in" draw:id="id14" draw:layer="Master1-bg" draw:style-name="a59" draw:name="Rectangle 8">
        <svg:title>Side bar</svg:title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1.5in" svg:y="0.75in" svg:width="10.5in" svg:height="1.6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78" draw:name="Content Placeholder 2" svg:x="1.5in" svg:y="2.5in" svg:width="10.5in" svg:height="3.9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2" draw:name="Date Placeholder 3" svg:x="1.52083in" svg:y="7.05751in" svg:width="1.31734in" svg:height="0.44249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5-Apr-16</text:date></text:span></text:p>
        </draw:text-box>
        <svg:title/>
        <svg:desc/>
      </draw:frame>
      <draw:frame draw:id="id18" presentation:style-name="a85" draw:name="Footer Placeholder 4" svg:x="3.16444in" svg:y="7.05751in" svg:width="6.8688in" svg:height="0.44249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0.35951in" svg:y="7.05751in" svg:width="1.74573in" svg:height="0.44249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20" presentation:style-name="a92" draw:name="Title 1" svg:x="0.83664in" svg:y="1.42318in" svg:width="10.51287in" svg:height="3.1197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1" presentation:style-name="a96" draw:name="Text Placeholder 2" svg:x="0.83664in" svg:y="4.61103in" svg:width="10.51287in" svg:height="1.2503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0.80808in" svg:y="7.05751in" svg:width="1.77429in" svg:height="0.44249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5-Apr-16</text:date></text:span></text:p>
        </draw:text-box>
        <svg:title/>
        <svg:desc/>
      </draw:frame>
      <draw:frame draw:id="id23" presentation:style-name="a103" draw:name="Footer Placeholder 4" svg:x="2.82624in" svg:y="7.05751in" svg:width="7.68086in" svg:height="0.44249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0.75097in" svg:y="7.05751in" svg:width="1.74573in" svg:height="0.44249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09" draw:name="Freeform 6">
        <svg:title>Crop Mark</svg:title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Two-Content" style:page-layout-name="pageLayout1" draw:style-name="a110">
      <draw:custom-shape svg:x="0.52285in" svg:y="0.00041in" svg:width="0.25in" svg:height="7.5in" draw:id="id26" draw:layer="Master1-bg" draw:style-name="a113" draw:name="Rectangle 8">
        <svg:title>Side bar</svg:title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6" draw:name="Title 1" svg:x="1.5in" svg:y="0.75in" svg:width="10.5in" svg:height="1.6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32" draw:name="Content Placeholder 2" svg:x="1.5in" svg:y="2.5in" svg:width="4.86416in" svg:height="3.9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7.13627in" svg:y="2.5in" svg:width="4.86416in" svg:height="3.91667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2" draw:name="Date Placeholder 4" svg:x="1.52083in" svg:y="7.05751in" svg:width="1.31734in" svg:height="0.44249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5-Apr-16</text:date></text:span></text:p>
        </draw:text-box>
        <svg:title/>
        <svg:desc/>
      </draw:frame>
      <draw:frame draw:id="id31" presentation:style-name="a155" draw:name="Footer Placeholder 5" svg:x="3.16444in" svg:y="7.05751in" svg:width="6.8688in" svg:height="0.4424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2" presentation:style-name="a158" draw:name="Slide Number Placeholder 6" svg:x="10.35951in" svg:y="7.05751in" svg:width="1.74573in" svg:height="0.44249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0.52285in" svg:y="0.00041in" svg:width="0.25in" svg:height="7.5in" draw:id="id33" draw:layer="Master1-bg" draw:style-name="a162" draw:name="Rectangle 8">
        <svg:title>Side bar</svg:title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5" draw:name="Title 1" svg:x="1.5in" svg:y="0.75in" svg:width="10.5in" svg:height="1.62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5" presentation:style-name="a169" draw:name="Text Placeholder 2" svg:x="1.5in" svg:y="2.56in" svg:width="4.86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36" presentation:style-name="a185" draw:name="Content Placeholder 3" svg:x="1.5in" svg:y="3.61462in" svg:width="4.86in" svg:height="2.802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9" draw:name="Text Placeholder 4" svg:x="7.13584in" svg:y="2.56in" svg:width="4.86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38" presentation:style-name="a205" draw:name="Content Placeholder 5" svg:x="7.13584in" svg:y="3.61462in" svg:width="4.86in" svg:height="2.802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9" draw:name="Date Placeholder 6" svg:x="1.52083in" svg:y="7.05751in" svg:width="1.31734in" svg:height="0.4424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5-Apr-16</text:date></text:span></text:p>
        </draw:text-box>
        <svg:title/>
        <svg:desc/>
      </draw:frame>
      <draw:frame draw:id="id40" presentation:style-name="a212" draw:name="Footer Placeholder 7" svg:x="3.16444in" svg:y="7.05751in" svg:width="6.8688in" svg:height="0.4424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Slide Number Placeholder 8" svg:x="10.35951in" svg:y="7.05751in" svg:width="1.74573in" svg:height="0.44249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52285in" svg:y="0.00041in" svg:width="0.25in" svg:height="7.5in" draw:id="id42" draw:layer="Master1-bg" draw:style-name="a219" draw:name="Rectangle 8">
        <svg:title>Side bar</svg:title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2" draw:name="Title 1" svg:x="1.5in" svg:y="0.75in" svg:width="10.5in" svg:height="1.62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4" presentation:style-name="a226" draw:name="Date Placeholder 2" svg:x="1.52083in" svg:y="7.05751in" svg:width="1.31734in" svg:height="0.44249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5-Apr-16</text:date></text:span></text:p>
        </draw:text-box>
        <svg:title/>
        <svg:desc/>
      </draw:frame>
      <draw:frame draw:id="id45" presentation:style-name="a229" draw:name="Footer Placeholder 3" svg:x="3.16444in" svg:y="7.05751in" svg:width="6.8688in" svg:height="0.44249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6" presentation:style-name="a232" draw:name="Slide Number Placeholder 4" svg:x="10.35951in" svg:y="7.05751in" svg:width="1.74573in" svg:height="0.4424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0.52285in" svg:y="0.00041in" svg:width="0.25in" svg:height="7.5in" draw:id="id47" draw:layer="Master1-bg" draw:style-name="a236" draw:name="Rectangle 8">
        <svg:title>Side bar</svg:title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Date Placeholder 1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5-Apr-16</text:date></text:span></text:p>
        </draw:text-box>
        <svg:title/>
        <svg:desc/>
      </draw:frame>
      <draw:frame draw:id="id49" presentation:style-name="a243" draw:name="Footer Placeholder 2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0" presentation:style-name="a246" draw:name="Slide Number Placeholder 3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in" svg:y="0.00041in" svg:width="5.8in" svg:height="7.49959in" draw:id="id51" draw:style-name="a250" draw:name="Rectangle 7">
        <svg:title>Background Shape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53" draw:name="Title 1" svg:x="0.79167in" svg:y="0.75in" svg:width="4.21667in" svg:height="2.3598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3" presentation:style-name="a269" draw:name="Content Placeholder 2" svg:x="6.84167in" svg:y="0.75in" svg:width="5.7in" svg:height="5.65972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3" draw:name="Text Placeholder 3" svg:x="0.79167in" svg:y="3.12374in" svg:width="4.21667in" svg:height="3.2929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</draw:text-box>
        <svg:title/>
        <svg:desc/>
      </draw:frame>
      <draw:frame draw:id="id55" presentation:style-name="a277" draw:name="Date Placeholder 4" svg:x="0.79167in" svg:y="7.05751in" svg:width="1.31734in" svg:height="0.442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5-Apr-16</text:date></text:span></text:p>
        </draw:text-box>
        <svg:title/>
        <svg:desc/>
      </draw:frame>
      <draw:frame draw:id="id56" presentation:style-name="a280" draw:name="Footer Placeholder 5" svg:x="2.41245in" svg:y="7.05751in" svg:width="2.59588in" svg:height="0.4424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7" presentation:style-name="a283" draw:name="Slide Number Placeholder 6" svg:x="10.80833in" svg:y="7.05751in" svg:width="1.74573in" svg:height="0.442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286" draw:name="Rectangle 8">
        <svg:title>Divider Bar</svg:title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7">
      <draw:custom-shape svg:x="0in" svg:y="0.00041in" svg:width="5.8in" svg:height="7.49959in" draw:id="id59" draw:style-name="a290" draw:name="Rectangle 7">
        <svg:title>Background Shape</svg:title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93" draw:name="Title 1" svg:x="0.79167in" svg:y="0.75in" svg:width="4.21667in" svg:height="2.35989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1" presentation:style-name="a296" draw:name="Picture Placeholder 2" svg:x="6.05in" svg:y="0in" svg:width="7.28333in" svg:height="7.5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2" presentation:style-name="a300" draw:name="Text Placeholder 3" svg:x="0.79167in" svg:y="3.12332in" svg:width="4.21667in" svg:height="3.2933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3" presentation:style-name="a304" draw:name="Date Placeholder 4" svg:x="0.79167in" svg:y="7.05751in" svg:width="1.31734in" svg:height="0.4424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5-Apr-16</text:date></text:span></text:p>
        </draw:text-box>
        <svg:title/>
        <svg:desc/>
      </draw:frame>
      <draw:frame draw:id="id64" presentation:style-name="a307" draw:name="Footer Placeholder 5" svg:x="2.41245in" svg:y="7.05751in" svg:width="2.59588in" svg:height="0.4424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5" presentation:style-name="a310" draw:name="Slide Number Placeholder 6" svg:x="10.80833in" svg:y="7.05751in" svg:width="1.74573in" svg:height="0.4424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13" draw:name="Rectangle 8">
        <svg:title>Divider Bar</svg:title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4">
      <draw:custom-shape svg:x="0.52285in" svg:y="0.00041in" svg:width="0.25in" svg:height="7.5in" draw:id="id67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36" draw:name="Vertical Text Placeholder 2" svg:x="1.5in" svg:y="2.51042in" svg:width="10.5in" svg:height="3.9062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0" draw:name="Date Placeholder 3" svg:x="1.52083in" svg:y="7.05751in" svg:width="1.31734in" svg:height="0.44249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5-Apr-16</text:date></text:span></text:p>
        </draw:text-box>
        <svg:title/>
        <svg:desc/>
      </draw:frame>
      <draw:frame draw:id="id71" presentation:style-name="a343" draw:name="Footer Placeholder 4" svg:x="3.16444in" svg:y="7.05751in" svg:width="6.8688in" svg:height="0.44249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2" presentation:style-name="a346" draw:name="Slide Number Placeholder 5" svg:x="10.35951in" svg:y="7.05751in" svg:width="1.74573in" svg:height="0.4424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52285in" svg:y="0.00041in" svg:width="0.25in" svg:height="7.5in" draw:id="id73" draw:layer="Master1-bg" draw:style-name="a350" draw:name="Rectangle 8">
        <svg:title>Side bar</svg:title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3" draw:name="Vertical Title 1" svg:x="10.49493in" svg:y="0.68259in" svg:width="1.71234in" svg:height="5.73408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5" presentation:style-name="a369" draw:name="Vertical Text Placeholder 2" svg:x="1.5in" svg:y="0.68259in" svg:width="8.94536in" svg:height="5.7340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3" draw:name="Date Placeholder 3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5-Apr-16</text:date></text:span></text:p>
        </draw:text-box>
        <svg:title/>
        <svg:desc/>
      </draw:frame>
      <draw:frame draw:id="id77" presentation:style-name="a376" draw:name="Footer Placeholder 4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8" presentation:style-name="a379" draw:name="Slide Number Placeholder 5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ratégie de pérennisation</dc:title>
    <meta:initial-creator>adrien mondiere</meta:initial-creator>
    <dc:creator>adrien mondiere</dc:creator>
    <meta:creation-date>2016-04-15T13:24:49Z</meta:creation-date>
    <dc:date>2016-04-15T13:57:18Z</dc:date>
    <meta:template xlink:href="TM10001105%5b%5bfn=Crop%5d%5d" xlink:type="simple"/>
    <meta:editing-cycles>1</meta:editing-cycles>
    <meta:editing-duration>PT1847S</meta:editing-duration>
    <meta:document-statistic meta:paragraph-count="18" meta:word-count="65"/>
  </office:meta>
</office:document-meta>
</file>